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 Принцип работы онлайн-магазина кроссвок «Модель „как будет“»</text:p>
      <text:p text:style-name="Standard"/>
      <text:p text:style-name="Standard">## Алгоритм работы мобильного приложения для покупки кроссовок:</text:p>
      <text:p text:style-name="Standard"/>
      <text:p text:style-name="Standard">### Этап 1. Регистрация</text:p>
      <text:p text:style-name="Standard">Пользователь создает персональный аккаунт, указывая ФИО, электронную почту и номер телефона. Эти данные сохраняются в профиле, обеспечивая удобство последующих покупок и позволяя приложению рекомендовать персональные скидки и индивидуальные подборки товаров.</text:p>
      <text:p text:style-name="Standard"/>
      <text:p text:style-name="Standard">### Этап 2. Поиск и фильтры</text:p>
      <text:p text:style-name="Standard">Пользователь выбирает критерии подбора кроссовок:</text:p>
      <text:p text:style-name="Standard">- категория (спортивные, повседневные, зимние);</text:p>
      <text:p text:style-name="Standard">- размер и полнота стопы;</text:p>
      <text:p text:style-name="Standard">- предпочитаемые бренды и коллекции;</text:p>
      <text:p text:style-name="Standard">- диапазон цен;</text:p>
      <text:p text:style-name="Standard">- цвета и стили (классика, хайповая новинка, ретро-стиль и т.п.).</text:p>
      <text:p text:style-name="Standard"/>
      <text:p text:style-name="Standard">Приложение сохраняет историю выбора и при повторном входе мгновенно показывает наиболее соответствующие товары.</text:p>
      <text:p text:style-name="Standard"/>
      <text:p text:style-name="Standard">### Этап 3. Выбор товара и заполнение заказа</text:p>
      <text:p text:style-name="Standard">Пользователь открывает карточку понравившейся пары кроссовок, изучает детальное описание, дополнительные фотографии, обзоры и отзывы других покупателей. Затем добавляет выбранную пару в корзину, выбирая нужный размер и цвет.</text:p>
      <text:p text:style-name="Standard"/>
      <text:p text:style-name="Standard">Далее покупатель подтверждает выбор, проверяя итоговую сумму заказа вместе с доставкой и возможной скидкой.</text:p>
      <text:p text:style-name="Standard"/>
      <text:p text:style-name="Standard">### Этап 4. Оплата</text:p>
      <text:p text:style-name="Standard">Оплатить покупку возможно одним из способов:</text:p>
      <text:p text:style-name="Standard">- мгновенная онлайн-оплата банковской картой с защитой платежа;</text:p>
      <text:p text:style-name="Standard">- оплата бонусами, накопленными ранее в личном кабинете;</text:p>
      <text:p text:style-name="Standard">- беспроцентная рассрочка сроком до 3-х месяцев;</text:p>
      <text:p text:style-name="Standard">- отложенная оплата при получении товара курьером или самовывозом.</text:p>
      <text:p text:style-name="Standard"/>
      <text:p text:style-name="Standard">### Этап 5. Мгновенное подтверждение заказа</text:p>
      <text:p text:style-name="Standard">Система работает по принципу Instant Order: после успешной оплаты заказ немедленно подтверждается автоматически, без дополнительного согласования с продавцом. Покупателю отправляется электронное письмо с деталями заказа и трек-кодом для отслеживания доставки.</text:p>
      <text:p text:style-name="Standard"/>
      <text:p text:style-name="Standard">### Этап 6. Офлайн-доступ к заказу</text:p>
      <text:p text:style-name="Standard">Покупатель получает электронный чек-вауче́р прямо в мобильное приложение, который доступен даже без подключения к интернету. Это полезно в путешествиях или местах с плохим покрытием мобильной сети.</text:p>
      <text:p text:style-name="Standard"/>
      <text:p text:style-name="Standard">---</text:p>
      <text:p text:style-name="Standard"/>
      <text:p text:style-name="Standard">## Дополнительные функции мобильного приложения:</text:p>
      <text:p text:style-name="Standard"/>
      <text:p text:style-name="Standard">### Геолокация и доставка</text:p>
      <text:p text:style-name="Standard">Приложение автоматически определяет местонахождение пользователя и предлагает удобные пункты выдачи или доставку курьером до указанного адреса. Также показываются ближайшие магазины-партнеры, где доступна покупка выбранной модели.</text:p>
      <text:p text:style-name="Standard"/>
      <text:p text:style-name="Standard">### Реальные отзывы покупателей</text:p>
      <text:p text:style-name="Standard">Отзывы публикуются только от подтвержденных покупателей, прошедших верификацию. Каждый отзыв сопровождается фотографией приобретенного товара, помогающей другим покупателям принять решение.</text:p>
      <text:p text:style-name="Standard"/>
      <text:p text:style-name="Standard">### Программа лояльности</text:p>
      <text:p text:style-name="Standard">За каждую покупку начисляются бонусы, которыми можно оплатить следующую покупку. Чем больше сумма покупок, тем выше уровень программы лояльности и предоставляемых привилегий.</text:p>
      <text:p text:style-name="Standard"/>
      <text:p text:style-name="Standard">### Офлайн-доступ к покупке</text:p>
      <text:p text:style-name="Standard">Купленный товар фиксируется в электронном чеке, сохранённом в приложении. Даже без интернета покупатель сможет подтвердить факт приобретения товара непосредственно в пункте выдачи или магазине.</text:p>
      <text:p text:style-name="Standard"/>
      <text:p text:style-name="Standard">Таким образом, данное приложение обеспечивает комфортный и быстрый процесс покупки кроссовок онлайн, делая взаимодействие с клиентом прозрачным, быстрым и безопасным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09-04-16T11:32:00Z</meta:creation-date>
    <dc:date>2026-02-03T15:05:00Z</dc:date>
    <meta:template xlink:href="Normal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6" meta:word-count="469" meta:character-count="3140" meta:row-count="22" meta:non-whitespace-character-count="2677"/>
  </office:meta>
</office:document-meta>
</file>